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irst_20_line_20_indent">
      <style:text-properties officeooo:paragraph-rsid="0077fdf3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mport java.util.Scanner;</text:p>
      <text:p text:style-name="P7">public class Main</text:p>
      <text:p text:style-name="P7">{</text:p>
      <text:p text:style-name="P7"><text:tab/>public static void main(String[] args) {</text:p>
      <text:p text:style-name="P7"><text:tab/><text:tab/>Scanner scan = new Scanner(System.in);</text:p>
      <text:p text:style-name="P7"><text:tab/><text:tab/>System.out.println("Введите два целых числа");</text:p>
      <text:p text:style-name="P7"><text:tab/> <text:s text:c="3"/>int a;</text:p>
      <text:p text:style-name="P7"><text:tab/> <text:s text:c="3"/>a = scan.nextInt();</text:p>
      <text:p text:style-name="P7"><text:tab/> <text:s text:c="3"/>int b;</text:p>
      <text:p text:style-name="P7"><text:tab/> <text:s text:c="3"/>b = scan.nextInt();</text:p>
      <text:p text:style-name="P7"><text:tab/> <text:s text:c="3"/>if (a &gt; b) {</text:p>
      <text:p text:style-name="P7"><text:tab/> <text:s text:c="7"/>System.out.println("a &gt; b");</text:p>
      <text:p text:style-name="P7"><text:tab/> <text:s text:c="3"/>} else if (a &lt; b) {</text:p>
      <text:p text:style-name="P7"><text:tab/> <text:s text:c="7"/>System.out.println("a &lt; b");</text:p>
      <text:p text:style-name="P7"><text:tab/> <text:s text:c="3"/>} else {</text:p>
      <text:p text:style-name="P7"><text:tab/> <text:s text:c="7"/>System.out.println("a = b");</text:p>
      <text:p text:style-name="P7"><text:tab/> <text:s text:c="3"/>}</text:p>
      <text:p text:style-name="P7"><text:tab/> <text:s text:c="3"/>int sum = a + b;</text:p>
      <text:p text:style-name="P7"><text:tab/> <text:s text:c="3"/>int sub = a - b;</text:p>
      <text:p text:style-name="P7"><text:tab/> <text:s text:c="3"/>int mult = a * b;</text:p>
      <text:p text:style-name="P7"><text:tab/> <text:s text:c="3"/>int div = a / b;</text:p>
      <text:p text:style-name="P7"><text:tab/> <text:s text:c="3"/>System.out.println(sum +"\n" + sub+"\n" + mult+"\n" <text:s/>+ div);</text:p>
      <text:p text:style-name="P7"><text:tab/><text:tab/></text:p>
      <text:p text:style-name="P7"><text:tab/>}</text:p>
      <text:p text:style-name="P7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96988992201632">
            <table:table-cell table:style-name="TableBox96988992202544" office:value-type="string">
              <text:p text:style-name="MP5"/>
            </table:table-cell>
            <table:table-cell table:style-name="TableBox96988992209104"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9-02T11:44:57.301088775</meta:creation-date>
    <dc:title>Default</dc:title>
    <meta:editing-cycles>2</meta:editing-cycles>
    <meta:editing-duration>PT2M39S</meta:editing-duration>
    <meta:generator>LibreOffice/6.4.7.2$Linux_X86_64 LibreOffice_project/72d9d5113b23a0ed474720f9d366fcde9a2744dd</meta:generator>
    <dc:date>2024-09-02T11:47:32.705614232</dc:date>
    <meta:document-statistic meta:table-count="1" meta:image-count="0" meta:object-count="0" meta:page-count="1" meta:paragraph-count="35" meta:word-count="113" meta:character-count="654" meta:non-whitespace-character-count="474"/>
  </office:meta>
</office:document-meta>
</file>